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2.1417in" style:rel-column-width="30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paragraph-rsid="0017d14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paragraph-rsid="0017d142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text-properties fo:font-size="12pt" fo:font-weight="bold" officeooo:paragraph-rsid="0017d142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2pt" fo:font-weight="bold" officeooo:paragraph-rsid="001a9c6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paragraph-rsid="0018d654" style:font-size-asian="10.5pt" style:font-weight-asian="bold" style:font-size-complex="12pt" style:font-weight-complex="bold"/>
    </style:style>
    <style:style style:name="P6" style:family="paragraph" style:parent-style-name="Standard" style:list-style-name="L2">
      <style:text-properties fo:font-size="12pt" fo:font-weight="bold" officeooo:paragraph-rsid="0018d654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text-properties fo:font-size="12pt" fo:font-weight="bold" officeooo:paragraph-rsid="001c5d20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paragraph-rsid="001a9c67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paragraph-rsid="001c58a8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paragraph-rsid="001c5d20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paragraph-rsid="0017d14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1c58a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paragraph-rsid="001c5d20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Courier" fo:font-size="7pt" fo:font-weight="normal" officeooo:paragraph-rsid="001a9c67" style:font-size-asian="7pt" style:font-weight-asian="normal" style:font-size-complex="7pt" style:font-weight-complex="normal"/>
    </style:style>
    <style:style style:name="P15" style:family="paragraph" style:parent-style-name="Standard">
      <style:text-properties fo:font-size="7pt" fo:font-weight="normal" officeooo:paragraph-rsid="001a9c67" style:font-size-asian="7pt" style:font-weight-asian="normal" style:font-size-complex="7pt" style:font-weight-complex="normal"/>
    </style:style>
    <style:style style:name="P16" style:family="paragraph" style:parent-style-name="Table_20_Contents"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1c58a8" style:font-size-asian="10.5pt" style:font-size-complex="12pt"/>
    </style:style>
    <style:style style:name="T1" style:family="text">
      <style:text-properties officeooo:rsid="0017d142"/>
    </style:style>
    <style:style style:name="T2" style:family="text">
      <style:text-properties fo:font-weight="normal" officeooo:rsid="0017d142" style:font-weight-asian="normal" style:font-weight-complex="normal"/>
    </style:style>
    <style:style style:name="T3" style:family="text">
      <style:text-properties fo:font-weight="normal" officeooo:rsid="0018d654" style:font-weight-asian="normal" style:font-weight-complex="normal"/>
    </style:style>
    <style:style style:name="T4" style:family="text">
      <style:text-properties fo:font-weight="normal" officeooo:rsid="001a9c67" style:font-weight-asian="normal" style:font-weight-complex="normal"/>
    </style:style>
    <style:style style:name="T5" style:family="text">
      <style:text-properties fo:font-weight="normal" officeooo:rsid="001c58a8" style:font-weight-asian="normal" style:font-weight-complex="normal"/>
    </style:style>
    <style:style style:name="T6" style:family="text">
      <style:text-properties fo:font-weight="bold" officeooo:rsid="001c58a8" style:font-weight-asian="bold" style:font-weight-complex="bold"/>
    </style:style>
    <style:style style:name="T7" style:family="text">
      <style:text-properties officeooo:rsid="0018d654"/>
    </style:style>
    <style:style style:name="T8" style:family="text">
      <style:text-properties officeooo:rsid="001a9c67"/>
    </style:style>
    <style:style style:name="T9" style:family="text">
      <style:text-properties fo:font-size="12pt" officeooo:rsid="0017d142" style:font-size-asian="10.5pt" style:font-size-complex="12pt"/>
    </style:style>
    <style:style style:name="T10" style:family="text">
      <style:text-properties officeooo:rsid="001c58a8"/>
    </style:style>
    <style:style style:name="T11" style:family="text">
      <style:text-properties style:font-name="Courier" officeooo:rsid="001a9c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328p Controller Cheat Sheet</text:span></text:p>
      <text:p text:style-name="P11"><text:span text:style-name="T1"/></text:p>
      <text:p text:style-name="P2"><text:span text:style-name="T1">Startup and Alignment</text:span></text:p>
      <text:p text:style-name="P2"><text:span text:style-name="T2"/></text:p>
      <text:list xml:id="list417594615" text:style-name="L1">
        <text:list-item>
          <text:p text:style-name="P3"><text:span text:style-name="T2">After power-up, Select the OTA pointing direction (EAST / WEAST) using the right / left respectively (buttons near the OK button)<text:line-break/>WEAST <text:s/></text:span><text:span text:style-name="T1">&lt;</text:span><text:span text:style-name="T2"> <text:s text:c="2"/>OK <text:s text:c="2"/></text:span><text:span text:style-name="T1">&gt;</text:span><text:span text:style-name="T2"> <text:s text:c="2"/>EAST</text:span></text:p>
        </text:list-item>
        <text:list-item>
          <text:p text:style-name="P3"><text:span text:style-name="T2">Press</text:span><text:span text:style-name="T1"> ON-OFF</text:span><text:span text:style-name="T2"> (power button) to start driving the motors</text:span></text:p>
        </text:list-item>
        <text:list-item>
          <text:p text:style-name="P3"><text:span text:style-name="T2">Press Tracking + to start the Earth rotation compensation</text:span></text:p>
        </text:list-item>
        <text:list-item>
          <text:p text:style-name="P4"><text:span text:style-name="T2">Press </text:span><text:span text:style-name="T1">PLAY XXX</text:span><text:span text:style-name="T2"> <text:s text:c="2"/>to select the starting star <text:s/></text:span><text:span text:style-name="T4">(see list below)</text:span><text:span text:style-name="T2"><text:line-break/>(Example P</text:span><text:span text:style-name="T1">LAY 088</text:span><text:span text:style-name="T2"> to select Vega)</text:span></text:p>
        </text:list-item>
        <text:list-item>
          <text:p text:style-name="P4"><text:span text:style-name="T4">Record the first alignment Star:<text:line-break/>Press </text:span><text:span text:style-name="T8">REC <text:s text:c="2"/>ANTENA <text:s text:c="2"/>[0-9]</text:span><text:span text:style-name="T4"> to record it's position<text:line-break/></text:span></text:p>
        </text:list-item>
        <text:list-item>
          <text:p text:style-name="P4"><text:span text:style-name="T4">use </text:span><text:span text:style-name="T8">&lt;&lt;</text:span><text:span text:style-name="T4"> or </text:span><text:span text:style-name="T8">&gt;&gt;</text:span><text:span text:style-name="T4"> so select near-by stars, or use </text:span><text:span text:style-name="T8">PLAY XXX</text:span><text:span text:style-name="T4"> to change star</text:span></text:p>
        </text:list-item>
        <text:list-item>
          <text:p text:style-name="P4"><text:span text:style-name="T4">Press </text:span><text:span text:style-name="T8">GO</text:span><text:span text:style-name="T4"> to move to that star</text:span></text:p>
        </text:list-item>
        <text:list-item>
          <text:p text:style-name="P4"><text:span text:style-name="T4">Use the 4 arrow keys around the </text:span><text:span text:style-name="T8">OK</text:span><text:span text:style-name="T4"> button to slew the star in the center of the view</text:span></text:p>
        </text:list-item>
        <text:list-item>
          <text:p text:style-name="P4"><text:span text:style-name="T4">Use </text:span><text:span text:style-name="T8">PLAY <text:s text:c="2"/>PLAY</text:span><text:span text:style-name="T4"> to re-move and cancel mechanical friction/offset</text:span></text:p>
        </text:list-item>
        <text:list-item>
          <text:p text:style-name="P4"><text:span text:style-name="T4">Record an alignment Star:<text:line-break/>Press </text:span><text:span text:style-name="T8">REC <text:s text:c="2"/>ANTENA <text:s text:c="2"/>[0-9]</text:span><text:span text:style-name="T4"> to set your star</text:span></text:p>
        </text:list-item>
        <text:list-item>
          <text:p text:style-name="P4"><text:span text:style-name="T4">Goto step 6. to record the next alignment point or continue to 12. to align<text:line-break/></text:span></text:p>
        </text:list-item>
        <text:list-item>
          <text:p text:style-name="P4"><text:span text:style-name="T4">Press </text:span><text:span text:style-name="T8">SEARCH ANTENA</text:span><text:span text:style-name="T4"> to find the polar error and proper correction values<text:line-break/>this can take one minute</text:span></text:p>
        </text:list-item>
      </text:list>
      <text:p text:style-name="P8"><text:span text:style-name="T2"/></text:p>
      <text:p text:style-name="P9"><text:span text:style-name="T4">You can use </text:span><text:span text:style-name="T8">PLAY ANTENA [0-9]</text:span><text:span text:style-name="T4"> to go back to previously aligned stars </text:span></text:p>
      <text:p text:style-name="P9"><text:span text:style-name="T4">You can use </text:span><text:span text:style-name="T10">RECORD</text:span><text:span text:style-name="T8"> <text:s/></text:span><text:span text:style-name="T10">INPUT </text:span><text:span text:style-name="T8">[0-9]</text:span><text:span text:style-name="T4"> to </text:span><text:span text:style-name="T5">record a user point</text:span><text:span text:style-name="T4"> </text:span></text:p>
      <text:p text:style-name="P9"><text:span text:style-name="T4">You can use </text:span><text:span text:style-name="T10">PLAY</text:span><text:span text:style-name="T8"> <text:s/></text:span><text:span text:style-name="T10">INPUT </text:span><text:span text:style-name="T8">[0-9]</text:span><text:span text:style-name="T4"> to </text:span><text:span text:style-name="T5">go back to a user point</text:span><text:span text:style-name="T4"> </text:span></text:p>
      <text:p text:style-name="P12"><text:span text:style-name="T1"/></text:p>
      <text:p text:style-name="P9"><text:span text:style-name="T10">Mozaic Procedure:</text:span></text:p>
      <text:p text:style-name="P12"><text:span text:style-name="T10">Press </text:span><text:span text:style-name="T6">GUIDE 0 0 0</text:span><text:span text:style-name="T10"> to cancel any mozaic</text:span></text:p>
      <text:p text:style-name="P12"><text:span text:style-name="T10">Press </text:span><text:span text:style-name="T6">PAUSE</text:span><text:span text:style-name="T10"> to pause a mozaic in progress</text:span></text:p>
      <text:p text:style-name="P12"><text:span text:style-name="T10">Press </text:span><text:span text:style-name="T6">GUIDE ABC</text:span><text:span text:style-name="T10"> to start a new mozaic where:</text:span></text:p>
      <text:p text:style-name="P12"><text:span text:style-name="T10"/></text:p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span text:style-name="T10">A</text:span></text:p>
          </table:table-cell>
          <table:table-cell table:style-name="Table1.A1" office:value-type="string">
            <text:p text:style-name="P18"><text:span text:style-name="T10">B</text:span></text:p>
          </table:table-cell>
          <table:table-cell table:style-name="Table1.D1" office:value-type="string">
            <text:p text:style-name="P18"><text:span text:style-name="T10">C</text:span></text:p>
          </table:table-cell>
        </table:table-row>
        <table:table-row>
          <table:table-cell table:style-name="Table1.A2" office:value-type="string">
            <text:p text:style-name="P18"><text:span text:style-name="T10">0</text:span></text:p>
          </table:table-cell>
          <table:table-cell table:style-name="Table1.A2" office:value-type="string">
            <text:p text:style-name="P18"><text:span text:style-name="T10">N/A</text:span></text:p>
          </table:table-cell>
          <table:table-cell table:style-name="Table1.A2" office:value-type="string">
            <text:p text:style-name="P18"><text:span text:style-name="T10">N/A</text:span></text:p>
          </table:table-cell>
          <table:table-cell table:style-name="Table1.D2" office:value-type="string">
            <text:p text:style-name="P18"><text:span text:style-name="T10">1 minute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1</text:span></text:p>
          </table:table-cell>
          <table:table-cell table:style-name="Table1.A2" office:value-type="string">
            <text:p text:style-name="P18"><text:span text:style-name="T10">N/A</text:span></text:p>
          </table:table-cell>
          <table:table-cell table:style-name="Table1.A2" office:value-type="string">
            <text:p text:style-name="P18"><text:span text:style-name="T10">1 pic per spot</text:span></text:p>
          </table:table-cell>
          <table:table-cell table:style-name="Table1.D2" office:value-type="string">
            <text:p text:style-name="P18"><text:span text:style-name="T10">2 minutes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2</text:span></text:p>
          </table:table-cell>
          <table:table-cell table:style-name="Table1.A2" office:value-type="string">
            <text:p text:style-name="P18"><text:span text:style-name="T10">No Exposure</text:span></text:p>
          </table:table-cell>
          <table:table-cell table:style-name="Table1.A2" office:value-type="string">
            <text:p text:style-name="P18"><text:span text:style-name="T10">2 pics per spot</text:span></text:p>
          </table:table-cell>
          <table:table-cell table:style-name="Table1.D2" office:value-type="string">
            <text:p text:style-name="P18"><text:span text:style-name="T10">4 minutes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3</text:span></text:p>
          </table:table-cell>
          <table:table-cell table:style-name="Table1.A2" office:value-type="string">
            <text:p text:style-name="P18"><text:span text:style-name="T10">1 second</text:span></text:p>
          </table:table-cell>
          <table:table-cell table:style-name="Table1.A2" office:value-type="string">
            <text:p text:style-name="P18"><text:span text:style-name="T10">3 pics per spot</text:span></text:p>
          </table:table-cell>
          <table:table-cell table:style-name="Table1.D2" office:value-type="string">
            <text:p text:style-name="P18"><text:span text:style-name="T10">6 minutes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4</text:span></text:p>
          </table:table-cell>
          <table:table-cell table:style-name="Table1.A2" office:value-type="string">
            <text:p text:style-name="P18"><text:span text:style-name="T10">5 seconds</text:span></text:p>
          </table:table-cell>
          <table:table-cell table:style-name="Table1.A2" office:value-type="string">
            <text:p text:style-name="P18"><text:span text:style-name="T10">4 pics per spot</text:span></text:p>
          </table:table-cell>
          <table:table-cell table:style-name="Table1.D2" office:value-type="string">
            <text:p text:style-name="P18"><text:span text:style-name="T10">8 minutes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5</text:span></text:p>
          </table:table-cell>
          <table:table-cell table:style-name="Table1.A2" office:value-type="string">
            <text:p text:style-name="P18"><text:span text:style-name="T10">10 seconds</text:span></text:p>
          </table:table-cell>
          <table:table-cell table:style-name="Table1.A2" office:value-type="string">
            <text:p text:style-name="P18"><text:span text:style-name="T10">5 pics per spot</text:span></text:p>
          </table:table-cell>
          <table:table-cell table:style-name="Table1.D2" office:value-type="string">
            <text:p text:style-name="P18"><text:span text:style-name="T10">10 minutes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6</text:span></text:p>
          </table:table-cell>
          <table:table-cell table:style-name="Table1.A2" office:value-type="string">
            <text:p text:style-name="P18"><text:span text:style-name="T10">15 seconds</text:span></text:p>
          </table:table-cell>
          <table:table-cell table:style-name="Table1.A2" office:value-type="string">
            <text:p text:style-name="P18"><text:span text:style-name="T10">6 pics per spot</text:span></text:p>
          </table:table-cell>
          <table:table-cell table:style-name="Table1.D2" office:value-type="string">
            <text:p text:style-name="P18"><text:span text:style-name="T10">20 minutes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7</text:span></text:p>
          </table:table-cell>
          <table:table-cell table:style-name="Table1.A2" office:value-type="string">
            <text:p text:style-name="P18"><text:span text:style-name="T10">20 seconds</text:span></text:p>
          </table:table-cell>
          <table:table-cell table:style-name="Table1.A2" office:value-type="string">
            <text:p text:style-name="P18"><text:span text:style-name="T10">7 pics per spot</text:span></text:p>
          </table:table-cell>
          <table:table-cell table:style-name="Table1.D2" office:value-type="string">
            <text:p text:style-name="P18"><text:span text:style-name="T10">30 minutes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8</text:span></text:p>
          </table:table-cell>
          <table:table-cell table:style-name="Table1.A2" office:value-type="string">
            <text:p text:style-name="P18"><text:span text:style-name="T10">30 seconds</text:span></text:p>
          </table:table-cell>
          <table:table-cell table:style-name="Table1.A2" office:value-type="string">
            <text:p text:style-name="P18"><text:span text:style-name="T10">8 pics per spot</text:span></text:p>
          </table:table-cell>
          <table:table-cell table:style-name="Table1.D2" office:value-type="string">
            <text:p text:style-name="P18"><text:span text:style-name="T10">1 degree between points</text:span></text:p>
          </table:table-cell>
        </table:table-row>
        <table:table-row>
          <table:table-cell table:style-name="Table1.A2" office:value-type="string">
            <text:p text:style-name="P18"><text:span text:style-name="T10">9</text:span></text:p>
          </table:table-cell>
          <table:table-cell table:style-name="Table1.A2" office:value-type="string">
            <text:p text:style-name="P18"><text:span text:style-name="T10">60 seconds</text:span></text:p>
          </table:table-cell>
          <table:table-cell table:style-name="Table1.A2" office:value-type="string">
            <text:p text:style-name="P18"><text:span text:style-name="T10">9 pics per spot</text:span></text:p>
          </table:table-cell>
          <table:table-cell table:style-name="Table1.D2" office:value-type="string">
            <text:p text:style-name="P18"><text:span text:style-name="T10">2 degrees between points</text:span></text:p>
          </table:table-cell>
        </table:table-row>
      </table:table>
      <text:p text:style-name="P12"><text:soft-page-break/><text:span text:style-name="T10"/></text:p>
      <text:p text:style-name="P10"><text:span text:style-name="T2"/></text:p>
      <text:p text:style-name="P10"><text:span text:style-name="T2"/></text:p>
      <text:p text:style-name="P10"><text:span text:style-name="T7">Trouble Shooting:</text:span></text:p>
      <text:list xml:id="list1935855449" text:style-name="L2">
        <text:list-item>
          <text:p text:style-name="P7"><text:span text:style-name="T3">Cant put power to the motors using the ON-OFF power button ?<text:line-break/>-&gt;Make sure you selected the EAST/WEAST</text:span></text:p>
        </text:list-item>
      </text:list>
      <text:p text:style-name="P13"><text:span text:style-name="T1"/></text:p>
      <text:p text:style-name="P13"><text:span text:style-name="T1"/></text:p>
      <text:p text:style-name="P9"><text:span text:style-name="T10">List of reference Stars:</text:span></text:p>
      <text:p text:style-name="P11"><text:span text:style-name="T1"/></text:p>
      <text:p text:style-name="P14"><text:span text:style-name="T8"><text:s text:c="3"/>RA:00 08 23.259 / DEC:+29 05 25.56 <text:s/>- Alpherat,b <text:s text:c="2"/>Coord ID: <text:s/>0 <text:s/>; Constellation:Andromeda</text:span></text:p>
      <text:p text:style-name="P14"><text:span text:style-name="T8"><text:s text:c="3"/>RA:00 13 14.153 / DEC:+15 11 00.95 <text:s/>- Algenib. B <text:s text:c="2"/>Coord ID: <text:s/>1 <text:s/>; Constellation:Pegasus</text:span></text:p>
      <text:p text:style-name="P14"><text:span text:style-name="T8"><text:s text:c="3"/>RA:00 42 44.300 / DEC:+41 16 08.10 - <text:s/>M31 Androm <text:s text:c="2"/>Coord ID: <text:s/>2 <text:s/>; From Aladin: Andromeda Galaxy TODO</text:span></text:p>
      <text:p text:style-name="P14"><text:span text:style-name="T8"><text:s text:c="3"/>RA:00 52 48.000 / DEC:+56 37 00.00 - <text:s/>CAS:Packma <text:s text:c="2"/>Coord ID: <text:s/>4 <text:s/>; From Google: Packman Nebula NGC 281 (Cassiopia) </text:span></text:p>
      <text:p text:style-name="P14"><text:span text:style-name="T8"><text:s text:c="3"/>RA:01 09 43.924 / DEC:+35 37 14.01 <text:s/>- Mirach. <text:s/>r <text:s text:c="2"/>Coord ID: <text:s/>5 <text:s/>; Constellation:Andromeda</text:span></text:p>
      <text:p text:style-name="P14"><text:span text:style-name="T8"><text:s text:c="3"/>RA:02 03 53.953 / DEC:+42 19 47.01 <text:s/>- Almaak, <text:s/>r <text:s text:c="2"/>Coord ID: <text:s/>7 <text:s/>; Constellation:Andromeda</text:span></text:p>
      <text:p text:style-name="P14"><text:span text:style-name="T8"><text:s text:c="3"/>RA:02 07 10.407 / DEC:+23 27 44.72 <text:s/>- Hamal. <text:s text:c="6"/>Coord ID: <text:s/>8 <text:s/>; Constellation:Aries</text:span></text:p>
      <text:p text:style-name="P14"><text:span text:style-name="T8"><text:s text:c="3"/>RA:02 57 08.000 / DEC:+60 39 44.00 - <text:s/>HIP13665 <text:s text:c="4"/>Coord ID: <text:s/>9 <text:s/>; From Google: Interesting Nebula</text:span></text:p>
      <text:p text:style-name="P14"><text:span text:style-name="T8"><text:s text:c="3"/>RA:03 02 16.772 / DEC:+04 05 23.04 <text:s/>- Menkar. <text:s/>R <text:s text:c="2"/>Coord ID: 10 <text:s/>; Constellation:Cetus</text:span></text:p>
      <text:p text:style-name="P14"><text:span text:style-name="T8"><text:s text:c="3"/>RA:03 08 10.132 / DEC:+40 57 20.33 <text:s/>- Algol. <text:s text:c="6"/>Coord ID: 11 <text:s/>; Constellation:Perceus</text:span></text:p>
      <text:p text:style-name="P14"><text:span text:style-name="T8"><text:s text:c="3"/>RA:03 24 19.370 / DEC:+49 51 40.25 <text:s/>- Mirphak, <text:s text:c="4"/>Coord ID: 12 <text:s/>; Constellation:Perceus</text:span></text:p>
      <text:p text:style-name="P14"><text:span text:style-name="T8"><text:s text:c="3"/>RA:03 47 29.077 / DEC:+24 06 18.49 <text:s/>- Alcyone. b <text:s text:c="2"/>Coord ID: 13 <text:s/>; Constellation:Taurus</text:span></text:p>
      <text:p text:style-name="P14"><text:span text:style-name="T8"><text:s text:c="3"/>RA:03 58 01.766 / DEC:-13 30 30.65 <text:s/>- Zaurac. <text:s/>r <text:s text:c="2"/>Coord ID: 16 <text:s/>; Constellation:Eridanus</text:span></text:p>
      <text:p text:style-name="P14"><text:span text:style-name="T8"><text:s text:c="3"/>RA:04 35 55.239 / DEC:+16 30 33.48 <text:s/>- Aldebara.r <text:s text:c="2"/>Coord ID: 17 <text:s/>; Constellation:Taurus</text:span></text:p>
      <text:p text:style-name="P14"><text:span text:style-name="T8"><text:s text:c="3"/>RA:05 07 50.985 / DEC:-05 05 11.21 <text:s/>- Cursa. <text:s text:c="6"/>Coord ID: 19 <text:s/>; Constellation:Eridanus</text:span></text:p>
      <text:p text:style-name="P14"><text:span text:style-name="T8"><text:s text:c="3"/>RA:05 14 32.272 / DEC:-08 12 05.91 <text:s/>- Rigel. <text:s text:c="6"/>Coord ID: 20 <text:s/>; Constellation:Orion</text:span></text:p>
      <text:p text:style-name="P14"><text:span text:style-name="T8"><text:s text:c="3"/>RA:05 16 41.359 / DEC:+45 59 52.77 <text:s/>- Capella, <text:s text:c="4"/>Coord ID: 21 <text:s/>; Constellation:Auriga</text:span></text:p>
      <text:p text:style-name="P14"><text:span text:style-name="T8"><text:s text:c="3"/>RA:05 25 07.863 / DEC:+06 20 58.93 <text:s/>- BellatrixB <text:s text:c="2"/>Coord ID: 22 <text:s/>; Constellation:Orion</text:span></text:p>
      <text:p text:style-name="P14"><text:span text:style-name="T8"><text:s text:c="3"/>RA:05 32 00.398 / DEC:-00 17 56.69 <text:s/>- Mintaka. b <text:s text:c="2"/>Coord ID: 24 <text:s/>; Constellation:Orion</text:span></text:p>
      <text:p text:style-name="P14"><text:span text:style-name="T8"><text:s text:c="3"/>RA:05 35 16.000 / DEC:-04 49 15.00 - <text:s/>42 Ori Neb <text:s text:c="2"/>Coord ID: 26 <text:s/>; From Aladin: Northern nebula under Orion's belt</text:span></text:p>
      <text:p text:style-name="P14"><text:span text:style-name="T8"><text:s text:c="3"/>RA:05 35 22.900 / DEC:-05 24 58.00 - <text:s/>2 Ori Neb <text:s text:c="3"/>Coord ID: 27 <text:s/>; From Aladin: Southern nebula under Orion's belt</text:span></text:p>
      <text:p text:style-name="P14"><text:span text:style-name="T8"><text:s text:c="3"/>RA:05 36 12.813 / DEC:-01 12 06.91 <text:s/>- Alnilam <text:s/>B <text:s text:c="2"/>Coord ID: 29 <text:s/>; Constellation:Orion</text:span></text:p>
      <text:p text:style-name="P14"><text:span text:style-name="T8"><text:s text:c="3"/>RA:05 40 45.527 / DEC:-01 56 33.26 <text:s/>- Alnitak <text:s/>B <text:s text:c="2"/>Coord ID: 31 <text:s/>; Constellation:Orion</text:span></text:p>
      <text:p text:style-name="P14"><text:span text:style-name="T8"><text:s text:c="3"/>RA:05 40 58.920 / DEC:-02 24 58.60 - <text:s/>Horsehead <text:s text:c="3"/>Coord ID: 32 <text:s/>; From Aladin: Nose of the horse</text:span></text:p>
      <text:p text:style-name="P14"><text:span text:style-name="T8"><text:s text:c="3"/>RA:05 41 45.150 / DEC:-01 51 15.30 - <text:s/>Near Horse <text:s text:c="2"/>Coord ID: 33 <text:s/>; Aladin: North of horse head, left of Alnitak</text:span></text:p>
      <text:p text:style-name="P14"><text:span text:style-name="T8"><text:s text:c="3"/>RA:05 47 45.389 / DEC:-09 40 10.58 <text:s/>- Ori <text:s text:c="5"/>B <text:s text:c="2"/>Coord ID: 34 <text:s/>; Constellation:Orion</text:span></text:p>
      <text:p text:style-name="P14"><text:span text:style-name="T8"><text:s text:c="3"/>RA:05 55 10.305 / DEC:+07 24 25.43 <text:s/>- BetelgeusR <text:s text:c="2"/>Coord ID: 35 <text:s/>; Constellation:Orion</text:span></text:p>
      <text:p text:style-name="P14"><text:span text:style-name="T8"><text:s text:c="3"/>RA:06 31 27.380 / DEC:+04 56 11.80 - <text:s/>Rosett Neb <text:s text:c="2"/>Coord ID: 40 <text:s/>; From Aladin: Rosette Nebula in Monoceros</text:span></text:p>
      <text:p text:style-name="P14"><text:span text:style-name="T8"><text:s text:c="3"/>RA:06 45 08.917 / DEC:-16 42 58.02 <text:s/>- Sirius <text:s text:c="2"/>b <text:s text:c="2"/>Coord ID: 42 <text:s/>; Constellation:Canis Major</text:span></text:p>
      <text:p text:style-name="P14"><text:span text:style-name="T8"><text:s text:c="3"/>RA:07 04 52.480 / DEC:-10 30 56.48 - <text:s/>Sirius Neb <text:s text:c="2"/>Coord ID: 43 <text:s/>; From Google Earth: Nebula near Sirius</text:span></text:p>
      <text:p text:style-name="P14"><text:span text:style-name="T8"><text:s text:c="3"/>RA:07 34 35.863 / DEC:+31 53 17.79 <text:s/>- Castor <text:s text:c="6"/>Coord ID: 45 <text:s/>; Constellation:Gemini</text:span></text:p>
      <text:p text:style-name="P14"><text:span text:style-name="T8"><text:s text:c="3"/>RA:07 34 36.100 / DEC:+31 53 18.57 <text:s/>- Castor <text:s text:c="6"/>Coord ID: 46 <text:s/>; Constellation:Gemini</text:span></text:p>
      <text:p text:style-name="P14"><text:span text:style-name="T8"><text:s text:c="3"/>RA:07 39 18.118 / DEC:+05 13 29.98 <text:s/>- Procyon <text:s text:c="5"/>Coord ID: 47 <text:s/>; Constellation:Canis Minor</text:span></text:p>
      <text:p text:style-name="P14"><text:span text:style-name="T8"><text:s text:c="3"/>RA:07 45 18.950 / DEC:+28 01 34.32 <text:s/>- Pollux <text:s text:c="6"/>Coord ID: 48 <text:s/>; Constellation:Gemini</text:span></text:p>
      <text:p text:style-name="P14"><text:span text:style-name="T8"><text:s text:c="3"/>RA:09 27 35.243 / DEC:-08 39 30.97 <text:s/>- Alphard <text:s/>r <text:s text:c="2"/>Coord ID: 49 <text:s/>; Constellation:Hydra</text:span></text:p>
      <text:p text:style-name="P14"><text:span text:style-name="T8"><text:s text:c="3"/>RA:10 08 22.311 / DEC:+11 58 01.94 <text:s/>- Regulus <text:s/>B <text:s text:c="2"/>Coord ID: 51 <text:s/>; Constellation:Leo</text:span></text:p>
      <text:p text:style-name="P14"><text:span text:style-name="T8"><text:s text:c="3"/>RA:10 19 58.355 / DEC:+19 50 29.36 <text:s/>- Algieba. <text:s text:c="4"/>Coord ID: 52 <text:s/>; Constellation:Leo</text:span></text:p>
      <text:p text:style-name="P14"><text:span text:style-name="T8"><text:s text:c="3"/>RA:11 14 06.501 / DEC:+20 31 25.38 <text:s/>- Zosma. <text:s text:c="6"/>Coord ID: 54 <text:s/>; Constellation:Leo</text:span></text:p>
      <text:p text:style-name="P14"><text:span text:style-name="T8"><text:s text:c="3"/>RA:11 18 54.000 / DEC:+13 05 00.00 - <text:s/>M65 Galaxy <text:s text:c="2"/>Coord ID: 55 <text:s/>; From Stellarium J2000</text:span></text:p>
      <text:p text:style-name="P14"><text:span text:style-name="T8"><text:s text:c="3"/>RA:11 20 12.000 / DEC:+12 59 00.00 - <text:s/>M66 Galaxy <text:s text:c="2"/>Coord ID: 56 <text:s/>; From Stellarium J2000</text:span></text:p>
      <text:p text:style-name="P14"><text:span text:style-name="T8"><text:s text:c="3"/>RA:11 20 18.000 / DEC:+13 36 00.00 - <text:s/>NGC3628 Gx <text:s text:c="2"/>Coord ID: 57 <text:s/>; From Stellarium J2000</text:span></text:p>
      <text:p text:style-name="P14"><text:span text:style-name="T8"><text:s text:c="3"/>RA:11 49 03.578 / DEC:+14 34 19.42 <text:s/>- Denebola. <text:s text:c="3"/>Coord ID: 58 <text:s/>; Constellation:Leo</text:span></text:p>
      <text:p text:style-name="P14"><text:span text:style-name="T8"><text:s text:c="3"/>RA:12 50 53.600 / DEC:+41 07 15.52 - <text:s/>M94 <text:s text:c="9"/>Coord ID: 62 <text:s/>; From Google: M94</text:span></text:p>
      <text:p text:style-name="P14"><text:span text:style-name="T8"><text:s text:c="3"/>RA:13 00 08.000 / DEC:+27 58 37.60 - <text:s/>ManyGxy <text:s text:c="5"/>Coord ID: 64 <text:s/>; From Google: Mosaic of distant Galaxies</text:span></text:p>
      <text:p text:style-name="P14"><text:span text:style-name="T8"><text:s text:c="3"/>RA:13 02 10.597 / DEC:+10 57 32.94 <text:s/>- Vindemiat; <text:s text:c="2"/>Coord ID: 65 <text:s/>; Constellation:Virgo</text:span></text:p>
      <text:p text:style-name="P14"><text:span text:style-name="T8"><text:s text:c="3"/>RA:13 25 11.579 / DEC:-11 09 40.76 <text:s/>- Spica. <text:s text:c="2"/>b <text:s text:c="2"/>Coord ID: 66 <text:s/>; Constellation:Virgo</text:span></text:p>
      <text:p text:style-name="P14"><text:span text:style-name="T8"><text:s text:c="3"/>RA:13 29 54.000 / DEC:+47 12 00.00 - <text:s/>M54 <text:s text:c="9"/>Coord ID: 67 <text:s/>; From Stellarium: Galaxy at the tip of Ursa Major</text:span></text:p>
      <text:p text:style-name="P14"><text:span text:style-name="T8"><text:s text:c="3"/>RA:13 30 00.000 / DEC:+47 16 00.00 - <text:s/>M51 <text:s text:c="9"/>Coord ID: 68 <text:s/>; From Stellarium: Whirlpool Galaxy TODO</text:span></text:p>
      <text:p text:style-name="P14"><text:span text:style-name="T8"><text:s text:c="3"/>RA:13 47 32.438 / DEC:+49 18 47.75 <text:s/>- Alkaid. <text:s/>b <text:s text:c="2"/>Coord ID: 69 <text:s/>; Constellation:Ursa Major</text:span></text:p>
      <text:p text:style-name="P14"><text:span text:style-name="T8"><text:s text:c="3"/>RA:14 03 13.400 / DEC:+54 20 57.00 - <text:s/>M101 <text:s text:c="8"/>Coord ID: 71 <text:s/>; From Google: Galaxy at the tip of Ursa Major</text:span></text:p>
      <text:p text:style-name="P14"><text:span text:style-name="T8"><text:s text:c="3"/>RA:14 15 39.672 / DEC:+19 10 56.69 <text:s/>- Arcturus.r <text:s text:c="2"/>Coord ID: 72 <text:s/>; Constellation:Boothes</text:span></text:p>
      <text:p text:style-name="P14"><text:span text:style-name="T8"><text:s text:c="3"/>RA:15 44 16.075 / DEC:+06 25 32.26 <text:s/>- Unukalhai. <text:s text:c="2"/>Coord ID: 77 <text:s/>; Constellation:Serpens Capu</text:span></text:p>
      <text:p text:style-name="P14"><text:span text:style-name="T8"><text:s text:c="3"/>RA:17 34 56.071 / DEC:+12 33 36.12 <text:s/>- Rasalhague <text:s text:c="2"/>Coord ID: 85 <text:s/>; Constellation:Ophiuchus</text:span></text:p>
      <text:p text:style-name="P14"><text:span text:style-name="T8"><text:s text:c="3"/>RA:17 43 28.353 / DEC:+04 34 02.29 <text:s/>- Cebalrai <text:s text:c="4"/>Coord ID: 86 <text:s/>; Constellation:Ophiuchus</text:span></text:p>
      <text:p text:style-name="P14"><text:span text:style-name="T8"><text:s text:c="3"/>RA:18 18 52.700 / DEC:-13 49 43.00 - <text:s/>Eagle Nebu <text:s text:c="2"/>Coord ID: 87 <text:s/>; From Stellarium HIP 89743</text:span></text:p>
      <text:p text:style-name="P14"><text:span text:style-name="T8"><text:s text:c="3"/>RA:18 36 56.336 / DEC:+38 47 01.29 <text:s/>- Vega. <text:s text:c="3"/>b <text:s text:c="2"/>Coord ID: 88 <text:s/>; Constellation:Lyra</text:span></text:p>
      <text:p text:style-name="P14"><text:span text:style-name="T8"><text:s text:c="3"/>RA:19 43 10.830 / DEC:+23 17 45.70 - <text:s/>Vulpec Neb <text:s text:c="2"/>Coord ID: 90 <text:s/>; From Aladin:</text:span></text:p>
      <text:p text:style-name="P14"><text:span text:style-name="T8"><text:s text:c="3"/>RA:19 46 15.580 / DEC:+10 36 47.74 <text:s/>- Tarazed. r <text:s text:c="2"/>Coord ID: 92 <text:s/>; Constellation:Aquila</text:span></text:p>
      <text:p text:style-name="P14"><text:span text:style-name="T8"><text:s text:c="3"/>RA:19 50 46.999 / DEC:+08 52 05.96 <text:s/>- Altair. <text:s text:c="5"/>Coord ID: 93 <text:s/>; Constellation:Aquila</text:span></text:p>
      <text:p text:style-name="P14"><text:span text:style-name="T8"><text:s text:c="3"/>RA:19 59 36.000 / DEC:+22 43 00.00 - <text:s/>Dumbbell N <text:s text:c="2"/>Coord ID: 94 <text:s/>; From Stellarium J2000 TODO</text:span></text:p>
      <text:p text:style-name="P14"><text:span text:style-name="T8"><text:s text:c="3"/>RA:20 26 04.320 / DEC:+40 23 41.20 - <text:s/>CygnusNeb2 <text:s text:c="2"/>Coord ID: 96 <text:s/>; From Google: HIP100784 TODO</text:span></text:p>
      <text:p text:style-name="P14"><text:span text:style-name="T8"><text:s text:c="3"/>RA:20 41 25.915 / DEC:+45 16 49.22 <text:s/>- Deneb. <text:s text:c="6"/>Coord ID: 97 <text:s/>; Constellation:Cygnus</text:span></text:p>
      <text:p text:style-name="P14"><text:span text:style-name="T8"><text:s text:c="3"/>RA:20 51 15.000 / DEC:+44 25 00.00 - <text:s/>CygnusNeb3 <text:s text:c="2"/>Coord ID: 99 <text:s/>; From Google: 56CYG-57CYG TODO</text:span></text:p>
      <text:p text:style-name="P14"><text:span text:style-name="T8"><text:s text:c="3"/>RA:20 59 31.800 / DEC:+43 57 57.00 - <text:s/>CygnusNeb4 <text:s text:c="2"/>Coord ID:100 <text:s/>; From Google: HIP103559 (red) TODO</text:span></text:p>
      <text:p text:style-name="P14"><text:span text:style-name="T8"><text:s text:c="3"/>RA:22 05 47.036 / DEC:-00 19 11.46 <text:s/>- Sadalmeli; <text:s text:c="2"/>Coord ID:104 <text:s/>; Constellation:Aquarius</text:span></text:p>
      <text:p text:style-name="P14"><text:span text:style-name="T8"><text:s text:c="3"/>RA:22 43 00.137 / DEC:+30 13 16.48 <text:s/>- Matar. <text:s text:c="6"/>Coord ID:105 <text:s/>; Constellation:Pegasus</text:span></text:p>
      <text:p text:style-name="P14"><text:span text:style-name="T8"><text:s text:c="3"/>RA:23 03 46.458 / DEC:+28 04 58.04 <text:s/>- Sheat, <text:s text:c="2"/>R <text:s text:c="2"/>Coord ID:106 <text:s/>; Constellation:Pegasus</text:span></text:p>
      <text:p text:style-name="P15"><text:span text:style-name="T11"><text:s text:c="3"/>RA:23 04 45.654 / DEC:+15 12 18.95 <text:s/>- Markab. <text:s/>b <text:s text:c="2"/>Coord ID:107 <text:s/>; Constellation:Pegas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728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pmichel </meta:initial-creator>
    <meta:creation-date>2014-09-29T21:27:13</meta:creation-date>
    <dc:date>2014-09-29T22:19:44</dc:date>
    <dc:creator>pmichel </dc:creator>
    <meta:editing-duration>PT46M29S</meta:editing-duration>
    <meta:editing-cycles>5</meta:editing-cycles>
    <meta:generator>LibreOffice/3.6$Linux_X86_64 LibreOffice_project/360m1$Build-304</meta:generator>
    <meta:document-statistic meta:table-count="1" meta:image-count="0" meta:object-count="0" meta:page-count="2" meta:paragraph-count="135" meta:word-count="1466" meta:character-count="8387" meta:non-whitespace-character-count="6444"/>
  </office:meta>
</office:document-meta>
</file>